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0d03"/>
    </style:style>
    <style:style style:name="P2" style:family="paragraph" style:parent-style-name="Standard">
      <style:text-properties officeooo:rsid="001d0d03" officeooo:paragraph-rsid="001d0d03"/>
    </style:style>
    <style:style style:name="P3" style:family="paragraph" style:parent-style-name="Standard">
      <style:text-properties officeooo:rsid="001d0d03" officeooo:paragraph-rsid="001e6353"/>
    </style:style>
    <style:style style:name="P4" style:family="paragraph" style:parent-style-name="Standard">
      <style:text-properties officeooo:rsid="001d0d03" officeooo:paragraph-rsid="001f14ef"/>
    </style:style>
    <style:style style:name="P5" style:family="paragraph" style:parent-style-name="Standard">
      <style:text-properties officeooo:rsid="001e6353" officeooo:paragraph-rsid="001e6353"/>
    </style:style>
    <style:style style:name="T1" style:family="text">
      <style:text-properties officeooo:rsid="001ce8e1"/>
    </style:style>
    <style:style style:name="T2" style:family="text">
      <style:text-properties officeooo:rsid="001f1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gathered during the Stack Overflow survey has an abundance of data regarding Github user's backgrounds, <text:span text:style-name="T1">careers</text:span>, interests and job satisfaction. Because Github is primarily a platform for code sharing and version control, Github user's data can give insight on programmers and the technology sector. <text:s text:c="2"/></text:p>
      <text:p text:style-name="Standard"/>
      <text:p text:style-name="Standard">The following questions are of interest to me as a newcomer to the world of tech: </text:p>
      <text:p text:style-name="Standard"/>
      <text:p text:style-name="Standard">1. How important are open source tools to Github users?</text:p>
      <text:p text:style-name="Standard"><text:tab/>1. Which environment do they use</text:p>
      <text:p text:style-name="Standard"><text:tab/>2. Which operating system do they use</text:p>
      <text:p text:style-name="Standard"><text:tab/>3. How often do they contribute to open source?</text:p>
      <text:p text:style-name="Standard"><text:tab/>4. What are their opinions of open source code?</text:p>
      <text:p text:style-name="Standard"/>
      <text:p text:style-name="Standard">2. What background do Github users have?</text:p>
      <text:p text:style-name="Standard"><text:tab/>1. What is the gender distribution of Github users?</text:p>
      <text:p text:style-name="Standard"><text:tab/>2. How old are Github users?</text:p>
      <text:p text:style-name="Standard"><text:tab/>3. What level of education do they have?</text:p>
      <text:p text:style-name="Standard"><text:tab/>4. What major do Github users have?</text:p>
      <text:p text:style-name="Standard"><text:tab/>5. Where do Github users live?</text:p>
      <text:p text:style-name="Standard"/>
      <text:p text:style-name="Standard">3. What are the trends for Github user's salaries? </text:p>
      <text:p text:style-name="Standard"><text:tab/>1. How much money do Github users earn does this depend on their gender?</text:p>
      <text:p text:style-name="Standard"><text:tab/>2. Is there a correlation between age and income?</text:p>
      <text:p text:style-name="Standard"><text:tab/>3. How do salaries compare <text:span text:style-name="T1">across</text:span> 14 countries with the most amount of Github users, and South Africa (my country of residence)?</text:p>
      <text:p text:style-name="Standard"/>
      <text:p text:style-name="P1"/>
      <text:p text:style-name="P1"/>
      <text:p text:style-name="P2">Open source:</text:p>
      <text:p text:style-name="P2">df_open_source = df[['OpenSourcer', 'OpenSource', 'DevEnviron', 'OpSys']]</text:p>
      <text:p text:style-name="P2"/>
      <text:p text:style-name="P3">'OpenSourcer', 'OpenSource', 'DevEnviron', 'OpSys'</text:p>
      <text:p text:style-name="P2"/>
      <text:p text:style-name="P2"/>
      <text:p text:style-name="P2">Background:</text:p>
      <text:p text:style-name="P2">df_background = df[['Country', 'Student', 'EdLevel', 'UndergradMajor', 'Age', 'Gender']]</text:p>
      <text:p text:style-name="P2"/>
      <text:p text:style-name="P3">'Country', 'Student', 'EdLevel', 'UndergradMajor', 'Age', 'Gender'</text:p>
      <text:p text:style-name="P3"/>
      <text:p text:style-name="P5">Salary:</text:p>
      <text:p text:style-name="P5"/>
      <text:p text:style-name="P4">‘ConvertedComp’ , ‘UndergradMajor’, 'Gender', OpenSourcer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8:16:27.326000000</meta:creation-date>
    <dc:date>2020-03-09T22:15:28.664000000</dc:date>
    <meta:editing-duration>P1DT4H27M1S</meta:editing-duration>
    <meta:editing-cycles>1</meta:editing-cycles>
    <meta:document-statistic meta:table-count="0" meta:image-count="0" meta:object-count="0" meta:page-count="1" meta:paragraph-count="25" meta:word-count="232" meta:character-count="1507" meta:non-whitespace-character-count="1283"/>
    <meta:generator>LibreOffice/6.4.1.2$Windows_X86_64 LibreOffice_project/4d224e95b98b138af42a64d84056446d09082932</meta:generator>
  </office:meta>
</office:document-meta>
</file>